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8000001C8925F3F381FF099E8.png" manifest:media-type="image/png"/>
  <manifest:file-entry manifest:full-path="Pictures/10000201000001C8000001C89E760292C746FDDA.png" manifest:media-type="image/png"/>
  <manifest:file-entry manifest:full-path="Pictures/10000201000001C8000001C89E61025A5FCC50C8.png" manifest:media-type="image/png"/>
  <manifest:file-entry manifest:full-path="Pictures/10000201000001C8000001C87CFD6B320D61D3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Default">
        <draw:frame draw:name="sh-part-before-1" draw:style-name="gr1" draw:text-style-name="P1" draw:layer="layout" svg:width="17.78cm" svg:height="17.78cm" svg:x="1cm" svg:y="1cm">
          <draw:image xlink:href="Pictures/10000201000001C8000001C87CFD6B320D61D34A.png" xlink:type="simple" xlink:show="embed" xlink:actuate="onLoad">
            <text:p/>
          </draw:image>
        </draw:frame>
        <draw:frame draw:name="sh-part-before-4" draw:style-name="gr1" draw:text-style-name="P1" draw:layer="layout" svg:width="17.78cm" svg:height="17.78cm" svg:x="1cm" svg:y="1cm">
          <draw:image xlink:href="Pictures/10000201000001C8000001C8925F3F381FF099E8.png" xlink:type="simple" xlink:show="embed" xlink:actuate="onLoad">
            <text:p/>
          </draw:image>
        </draw:frame>
        <draw:frame draw:name="sh-part-before-3" draw:style-name="gr1" draw:text-style-name="P1" draw:layer="layout" svg:width="17.78cm" svg:height="17.78cm" svg:x="1cm" svg:y="1cm">
          <draw:image xlink:href="Pictures/10000201000001C8000001C89E61025A5FCC50C8.png" xlink:type="simple" xlink:show="embed" xlink:actuate="onLoad">
            <text:p/>
          </draw:image>
        </draw:frame>
        <draw:frame draw:name="sh-part-before-2" draw:style-name="gr1" draw:text-style-name="P1" draw:layer="layout" svg:width="17.78cm" svg:height="17.78cm" svg:x="1cm" svg:y="1cm">
          <draw:image xlink:href="Pictures/10000201000001C8000001C89E760292C746FD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1:33:32.592373483</meta:creation-date>
    <dc:date>2016-10-16T17:46:15.480670249</dc:date>
    <dc:creator>and </dc:creator>
    <meta:editing-duration>PT8M58S</meta:editing-duration>
    <meta:editing-cycles>2</meta:editing-cycles>
    <meta:generator>LibreOffice/5.0.6.2$Linux_X86_64 LibreOffice_project/00m0$Build-2</meta:generator>
    <meta:document-statistic meta:object-count="4"/>
  </office:meta>
</office:document-meta>
</file>